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i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terrazzi/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zzin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lognin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zzi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Marcon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c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.Vita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ognin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.Vio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e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van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lli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.Ruffill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rnerio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pigh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 Donat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Lam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La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urri</text:p>
          </table:table-cell>
          <table:table-cell office:value-type="float" office:value="253" calcext:value-type="float">
            <text:p>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7T16:52:32.940807046</dc:date>
    <meta:editing-duration>PT2H36M5S</meta:editing-duration>
    <meta:editing-cycles>29</meta:editing-cycles>
    <meta:document-statistic meta:table-count="1" meta:cell-count="602" meta:object-count="0"/>
  </office:meta>
</office:document-meta>
</file>